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BorderPrecedence.TableBorderPrecedence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BorderPrecedence.make( PropertyList propertyLi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